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FA000000FA6D670FDA97D357A2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briola" svg:font-family="Gabriola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Gabriola" fo:font-size="15pt" fo:font-style="italic" officeooo:rsid="0011d394" officeooo:paragraph-rsid="00068926" style:font-size-asian="15pt" style:font-style-asian="italic" style:font-size-complex="15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Gabriola" fo:font-size="16pt" fo:font-weight="bold" officeooo:rsid="00068926" officeooo:paragraph-rsid="00068926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Gabriola" fo:font-size="15pt" fo:font-weight="bold" officeooo:rsid="00068926" officeooo:paragraph-rsid="00068926" style:font-size-asian="15pt" style:font-weight-asian="bold" style:font-size-complex="15pt" style:font-weight-complex="bold"/>
    </style:style>
    <style:style style:name="P4" style:family="paragraph" style:parent-style-name="Standard">
      <style:text-properties style:font-name="Gabriola" fo:font-size="12pt" fo:font-weight="normal" officeooo:rsid="00072ba0" officeooo:paragraph-rsid="00072ba0" style:font-size-asian="10.5pt" style:font-weight-asian="normal" style:font-size-complex="12pt" style:font-weight-complex="normal"/>
    </style:style>
    <style:style style:name="P5" style:family="paragraph" style:parent-style-name="Standard">
      <style:text-properties style:font-name="Gabriola" fo:font-size="12pt" fo:font-weight="normal" officeooo:rsid="00072ba0" officeooo:paragraph-rsid="0007413f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font-name="Gabriola" fo:font-size="12pt" fo:font-weight="normal" officeooo:rsid="0007413f" officeooo:paragraph-rsid="0007413f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font-name="Gabriola" fo:font-size="12pt" fo:font-weight="normal" officeooo:rsid="00068926" officeooo:paragraph-rsid="00068926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Gabriola" fo:font-size="12pt" fo:font-weight="normal" officeooo:rsid="0007413f" officeooo:paragraph-rsid="0007413f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Gabriola" fo:font-size="12pt" fo:font-weight="bold" officeooo:rsid="00068926" officeooo:paragraph-rsid="00068926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Gabriola" fo:font-size="12pt" fo:font-weight="bold" officeooo:rsid="0007413f" officeooo:paragraph-rsid="0007413f" style:font-size-asian="12pt" style:font-weight-asian="bold" style:font-size-complex="12pt" style:font-weight-complex="bold"/>
    </style:style>
    <style:style style:name="T1" style:family="text">
      <style:text-properties officeooo:rsid="00072ba0"/>
    </style:style>
    <style:style style:name="T2" style:family="text">
      <style:text-properties officeooo:rsid="0007413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891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près des années d'entraînement <text:span text:style-name="T2">et d'érudition</text:span>, tu es dorénavant un Invocateur, <text:span text:style-name="T2">dont les dessins complexes donc variés deviennent la solution de nombreuses situations. </text:span></text:p>
      <text:p text:style-name="P5"><text:span text:style-name="T2">Au combat, t</text:span>es dessins puissants et durables sont redoutables et peuvent renverser le cours d<text:span text:style-name="T2">e la</text:span> bataille, à condition qu'ils ne soient pas interrompus. Tes équipiers et toi savent qu'il faut te protéger et user de tactique pour te permettre de dessiner au coeur d<text:span text:style-name="T2">e l'action</text:span>.</text:p>
      <text:p text:style-name="P6"/>
      <text:p text:style-name="P6"><text:span text:style-name="T3">Temps de dessin :</text:span> 6s = 2 tours</text:p>
      <text:p text:style-name="P6"><text:span text:style-name="T3">Durée du dessin : </text:span>6s = 2 tours</text:p>
      <text:p text:style-name="P4"/>
      <text:p text:style-name="P3">MICA de ton Dessin selon <text:span text:style-name="T1">ton niveau </text:span></text:p>
      <text:p text:style-name="P9">Niveau <text:span text:style-name="T1">Compétent</text:span> </text:p>
      <text:p text:style-name="P7">Mouvement : <text:span text:style-name="T1">2</text:span></text:p>
      <text:p text:style-name="P7">Intensité : <text:span text:style-name="T1">3</text:span></text:p>
      <text:p text:style-name="P7">Complexité : <text:span text:style-name="T2">2</text:span></text:p>
      <text:p text:style-name="P7">Amplitude : <text:span text:style-name="T1">3</text:span></text:p>
      <text:p text:style-name="P7"/>
      <text:p text:style-name="P10">Niveau Maître</text:p>
      <text:p text:style-name="P8">Mouvement : 3</text:p>
      <text:p text:style-name="P8">Intensité : 3</text:p>
      <text:p text:style-name="P8">Complexité : 3</text:p>
      <text:p text:style-name="P8">Amplitude : 4</text:p>
      <text:p text:style-name="P10"/>
      <text:p text:style-name="P10">Niveau Illustre Maître</text:p>
      <text:p text:style-name="P8">Mouvement : 3</text:p>
      <text:p text:style-name="P8">Intensité : 4</text:p>
      <text:p text:style-name="P8">Complexité : 4</text:p>
      <text:p text:style-name="P8">Amplitude : <text:span text:style-name="T4">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Gabriola" svg:font-family="Gabriola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Gabriola" fo:font-size="15pt" fo:font-style="italic" officeooo:rsid="0011d394" officeooo:paragraph-rsid="00068926" style:font-size-asian="15pt" style:font-style-asian="italic" style:font-size-complex="15pt" style:font-style-complex="italic"/>
    </style:style>
    <style:style style:name="MP2" style:family="paragraph" style:parent-style-name="Standard">
      <style:paragraph-properties fo:text-align="center" style:justify-single-word="false"/>
      <style:text-properties style:font-name="Gabriola" fo:font-size="16pt" fo:font-weight="bold" officeooo:rsid="00068926" officeooo:paragraph-rsid="00068926" style:font-size-asian="16pt" style:font-weight-asian="bold" style:font-size-complex="16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3.275cm" svg:y="-0.882cm" svg:width="4.001cm" svg:height="4.001cm" draw:z-index="0"><draw:image xlink:href="Pictures/10000201000000FA000000FA6D670FDA97D357A2.png" xlink:type="simple" xlink:show="embed" xlink:actuate="onLoad"/></draw:frame>JDR La vallée de Hauteplume</text:p>
        <text:p text:style-name="MP2">Fiche de classe</text:p>
        <text:p text:style-name="MP2">Invocateu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7M9S</meta:editing-duration>
    <meta:editing-cycles>5</meta:editing-cycles>
    <meta:generator>LibreOffice/5.2.7.2$Windows_x86 LibreOffice_project/2b7f1e640c46ceb28adf43ee075a6e8b8439ed10</meta:generator>
    <dc:date>2018-12-30T23:45:25.519000000</dc:date>
    <meta:document-statistic meta:table-count="0" meta:image-count="1" meta:object-count="0" meta:page-count="1" meta:paragraph-count="23" meta:word-count="144" meta:character-count="803" meta:non-whitespace-character-count="679"/>
    <meta:user-defined meta:name="Info 1"/>
    <meta:user-defined meta:name="Info 2"/>
    <meta:user-defined meta:name="Info 3"/>
    <meta:user-defined meta:name="Info 4"/>
  </office:meta>
</office:document-meta>
</file>